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5f0" officeooo:paragraph-rsid="0008433a"/>
    </style:style>
    <style:style style:name="P2" style:family="paragraph" style:parent-style-name="Text_20_body">
      <style:text-properties officeooo:rsid="0004c016" officeooo:paragraph-rsid="0004c016"/>
    </style:style>
    <style:style style:name="P3" style:family="paragraph" style:parent-style-name="Text_20_body">
      <style:text-properties officeooo:rsid="000a4306" officeooo:paragraph-rsid="000a4306"/>
    </style:style>
    <style:style style:name="T1" style:family="text">
      <style:text-properties officeooo:rsid="000691ee"/>
    </style:style>
    <style:style style:name="T2" style:family="text">
      <style:text-properties officeooo:rsid="001eb60b"/>
    </style:style>
    <style:style style:name="T3" style:family="text">
      <style:text-properties officeooo:rsid="001f0e7e"/>
    </style:style>
    <style:style style:name="T4" style:family="text">
      <style:text-properties officeooo:rsid="0020f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ste Erkenntnisse</text:h>
      <text:p text:style-name="Text_20_body"/>
      <text:p text:style-name="P2">Für das meta Modell scheint <text:span text:style-name="T1">xgboost am besten zu funktionieren, für das fasttext modell das nn ein klein wenig besser, und für das combi modell wieder xgboost</text:span></text:p>
      <text:p text:style-name="P3">keyboard aug scheint zu funktionieren</text:p>
      <text:p text:style-name="P2"/>
      <text:p text:style-name="P1">größter run: oesch16, ohne, nn, zusatzdaten fasttext, zusatzdaten meta, keyboard augmentation: 2h21min45s, <text:span text:style-name="T2">0.7669 combi average validation performance, </text:span><text:span text:style-name="T3">leicht schlechter als ohne wörterbuch, </text:span><text:span text:style-name="T4">aber train accuracy fasttext deutlich schlechter als mit weniger daten, modell vermutlich zu klein (nn mit (100,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22:43:38.255000000</meta:creation-date>
    <dc:date>2022-03-28T00:09:40.799000000</dc:date>
    <meta:editing-duration>PT1H26M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" meta:word-count="73" meta:character-count="518" meta:non-whitespace-character-count="449"/>
  </office:meta>
</office:document-meta>
</file>